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3pt" style:text-underline-style="none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style:text-position="0% 100%"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text-position="0% 100%" fo:font-size="13pt" style:text-underline-style="none" fo:font-weight="normal" officeooo:rsid="0000b95c" officeooo:paragraph-rsid="0000b95c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OSSO MALPELO (pg.117)</text:p>
      <text:p text:style-name="P4"/>
      <text:p text:style-name="P4"/>
      <text:p text:style-name="P2"/>
      <text:p text:style-name="P2">La prima opera verista italiana è <text:span text:style-name="T1">rosso malpelo di Verga (1878).</text:span></text:p>
      <text:p text:style-name="P3"/>
      <text:p text:style-name="P3">Rosso malpelo <text:span text:style-name="T2">è il nome di un ragazzino, si chiamava cosi perchè veniva considerato un ragazzaccio da tutti i suoi compaesani. Egli lavorava in una miniera.</text:span></text:p>
      <text:p text:style-name="P3">il tema centrale è la lotta per la sopravvivenza.</text:p>
      <text:p text:style-name="P2">Malpelo instaura una amicizia con Ranocchio.</text:p>
      <text:p text:style-name="P2">Malpelo tratta male Ranocchio, ma col fine di insegnargli il principio della lotta per la sopravvivenza.</text:p>
      <text:p text:style-name="P2">Il punto di vista è del narratore popolare.</text:p>
      <text:p text:style-name="P2">"Lui trattava male la madre perchè la madre trattava male lui." --&gt; è uno straniamento rovesciato.</text:p>
      <text:p text:style-name="P2">In realtà il lettore capisce bene che la madre trattava male malpelo ed è per questo che si comporta male.</text:p>
      <text:p text:style-name="P2">Era in realtà la madre che non aveva fatto mai carezze al figlio e non il contrario.</text:p>
      <text:p text:style-name="P2"/>
      <text:p text:style-name="P2">Il<text:span text:style-name="T1"> principio di poetica generale è l'impersonalità</text:span> ed è ben applicato in questo racconto tramite delle t<text:span text:style-name="T1">ecniche narrative.</text:span></text:p>
      <text:p text:style-name="P3"/>
      <text:p text:style-name="P1">Una tecnica narrativa è un modo per raccontare un fatto.</text:p>
      <text:p text:style-name="P1"/>
      <text:p text:style-name="P1">- scegliere il punto di vista (nei veristi: il punto di vista dei personaggi)</text:p>
      <text:p text:style-name="P1">- la regressione (abbassarsi di livello, l'autore non esprime le proprie idee, ma regredisce al livello dei personaggi della sua storia).</text:p>
      <text:p text:style-name="P1">- straniamento (quando il narratore ci fa apparire come strani degli atteggiamenti che invece sono del tutto normali) EX:rosso malpelo, dopo la morte del padre cerca di scavare con le mani sotto le macerie per trovarlo ed era molto furioso e sofferente, e il narratore in proposito a questo dice che in quel momento malpelo doveva essere indemoniato.</text:p>
      <text:p text:style-name="P1"/>
      <text:p text:style-name="P1">INCIPIT MALPELO:</text:p>
      <text:p text:style-name="P1">Si introduce il personaggio spiegando il suo nome.</text:p>
      <text:p text:style-name="P1">Il narratore assume il punto di vista dei personaggi, che sono dei poveri lavoratori.</text:p>
      <text:p text:style-name="P1"/>
      <text:p text:style-name="P6">Ciò che pensa Verga di Rosso Malpelo è che non sia una cattiva perso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</meta:editing-duration>
    <meta:editing-cycles>6</meta:editing-cycles>
    <meta:generator>LibreOffice/5.2.1.2$Windows_x86 LibreOffice_project/31dd62db80d4e60af04904455ec9c9219178d620</meta:generator>
    <dc:date>2017-10-11T11:30:26.425000000</dc:date>
    <meta:document-statistic meta:table-count="0" meta:image-count="0" meta:object-count="0" meta:page-count="1" meta:paragraph-count="19" meta:word-count="292" meta:character-count="1734" meta:non-whitespace-character-count="1462"/>
    <meta:user-defined meta:name="Info 1"/>
    <meta:user-defined meta:name="Info 2"/>
    <meta:user-defined meta:name="Info 3"/>
    <meta:user-defined meta:name="Info 4"/>
  </office:meta>
</office:document-meta>
</file>